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Roman" svg:font-family="'Nimbus Roman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00" draw:textarea-horizontal-align="justify" draw:textarea-vertical-align="middle" draw:auto-grow-height="false" fo:min-height="1.274cm" fo:min-width="14.486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style:font-name="Nimbus Roman"/>
    </style:style>
    <style:style style:name="P2" style:family="paragraph">
      <loext:graphic-properties draw:fill-color="#ffff00"/>
      <style:paragraph-properties fo:text-align="center"/>
      <style:text-properties style:font-name="Nimbus Roman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4.986cm" svg:height="1.524cm" svg:x="0.508cm" svg:y="0.508cm">
          <text:p text:style-name="P1">Yamcs: TM/TC Ground Station Management Softwar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Roman" svg:font-family="'Nimbus Roman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8T16:33:07.710707434</meta:creation-date>
    <dc:date>2024-12-18T17:00:51.982229853</dc:date>
    <meta:editing-duration>PT17M34S</meta:editing-duration>
    <meta:editing-cycles>1</meta:editing-cycles>
    <meta:document-statistic meta:object-count="24"/>
    <meta:generator>LibreOffice/6.4.7.2$Linux_X86_64 LibreOffice_project/40$Build-2</meta:generator>
  </office:meta>
</office:document-meta>
</file>